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f14" officeooo:paragraph-rsid="00103f1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ow is <text:span text:style-name="T1">etc</text:span><text:span text:style-name="T2">systemd/system/stepper.service file and commands to enable at boot</text:span></text:p>
      <text:p text:style-name="Standard"/>
      <text:p text:style-name="Standard"/>
      <text:p text:style-name="Standard">[Service]</text:p>
      <text:p text:style-name="Standard">WorkingDirectory=/home/pi/Documents/stepperDrive</text:p>
      <text:p text:style-name="Standard">ExecStart=/usr/bin/python /home/pi/Documents/stepperDrive/sonarPlusStep.py</text:p>
      <text:p text:style-name="Standard">Restart=always</text:p>
      <text:p text:style-name="Standard">StandardOutput=syslog</text:p>
      <text:p text:style-name="Standard">StandardError=syslog</text:p>
      <text:p text:style-name="Standard">SyslogIdentifier=stepper</text:p>
      <text:p text:style-name="Standard">User=root</text:p>
      <text:p text:style-name="Standard">Group=root</text:p>
      <text:p text:style-name="Standard">Environment=NODE_ENV=production</text:p>
      <text:p text:style-name="Standard">[Install]</text:p>
      <text:p text:style-name="Standard">WantedBy=multi-user.target</text:p>
      <text:p text:style-name="Standard"/>
      <text:p text:style-name="Standard"/>
      <text:p text:style-name="P1">After making above file run</text:p>
      <text:p text:style-name="P1">sudo chmod u+rwx stepper.se4rvice</text:p>
      <text:p text:style-name="P1">then:</text:p>
      <text:p text:style-name="P1">sudo systemctl enable stepper</text:p>
      <text:p text:style-name="P1"/>
      <text:p text:style-name="P1">to start without rebooting:</text:p>
      <text:p text:style-name="P1"/>
      <text:p text:style-name="P1">sudo systemctl start stepp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4:17:28.264838451</meta:creation-date>
    <dc:date>2018-11-28T04:24:04.499962054</dc:date>
    <meta:editing-duration>PT6M36S</meta:editing-duration>
    <meta:editing-cycles>1</meta:editing-cycles>
    <meta:document-statistic meta:table-count="0" meta:image-count="0" meta:object-count="0" meta:page-count="1" meta:paragraph-count="19" meta:word-count="45" meta:character-count="522" meta:non-whitespace-character-count="496"/>
    <meta:generator>LibreOffice/6.0.6.2$Linux_X86_64 LibreOffice_project/00m0$Build-2</meta:generator>
  </office:meta>
</office:document-meta>
</file>